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3.025cm" fo:min-width="5.336cm"/>
      <style:paragraph-properties style:writing-mode="lr-tb"/>
    </style:style>
    <style:style style:name="gr3" style:family="graphic" style:parent-style-name="objectwithoutfill">
      <style:graphic-properties svg:stroke-width="0.028cm" svg:stroke-color="#127622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5.113cm"/>
      <style:paragraph-properties style:writing-mode="lr-tb"/>
    </style:style>
    <style:style style:name="gr5" style:family="graphic" style:parent-style-name="objectwithoutfill">
      <style:graphic-properties svg:stroke-color="#55308d"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706cm"/>
      <style:paragraph-properties style:writing-mode="lr-tb"/>
    </style:style>
    <style:style style:name="gr7" style:family="graphic" style:parent-style-name="objectwithoutfill">
      <style:graphic-properties svg:stroke-color="#bf0041" draw:marker-end="Arrowheads_20_3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.508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.508cm" fo:margin-right="0cm" fo:margin-top="0cm" fo:margin-bottom="0cm" fo:line-height="100%" fo:text-indent="0cm"/>
    </style:style>
    <style:style style:name="P7" style:family="paragraph">
      <style:paragraph-properties fo:margin-left="0.508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style:font-name="Nimbus Mono PS1" fo:font-size="8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imbus Mono PS1" fo:font-size="8pt" fo:font-weight="bold" style:font-weight-asian="bold" style:font-weight-complex="bold"/>
    </style:style>
    <style:style style:name="T6" style:family="text">
      <style:text-properties style:font-name="Nimbus Mono PS1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38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98cm" svg:height="1.895cm" svg:x="1.358cm" svg:y="1.299cm">
          <draw:text-box>
            <text:p><text:span text:style-name="T1">Moisture Sensor Project</text:span></text:p>
            <text:p>RadioComms Class</text:p>
            <text:p><text:span text:style-name="T2">Description of the protocol for nRF24 wireless conversations between ATTiny84 &amp; Raspberry Pi in a non-blocking manner</text:span></text:p>
          </draw:text-box>
        </draw:frame>
        <draw:frame draw:style-name="gr2" draw:text-style-name="P4" draw:layer="layout" svg:width="7.114cm" svg:height="3.925cm" svg:x="1.506cm" svg:y="5.194cm">
          <draw:text-box>
            <text:p text:style-name="P2"><text:span text:style-name="T3">Phase-1 | Transmit Payload --</text:span></text:p>
            <text:list text:style-name="L2">
              <text:list-item>
                <text:p text:style-name="P3"><text:span text:style-name="T4">Wait a short bit. (Configured by _txWaitDelay. 30 mSec seems to work well.)</text:span></text:p>
              </text:list-item>
              <text:list-item>
                <text:p text:style-name="P3"><text:span text:style-name="T4">Attempt transmission.</text:span></text:p>
              </text:list-item>
              <text:list-item>
                <text:p text:style-name="P3"><text:span text:style-name="T4">Success: Goto Phase-2. Return 0 (no error)</text:span></text:p>
              </text:list-item>
              <text:list-item>
                <text:p text:style-name="P3"><text:span text:style-name="T4">Fail: Stay in Phase-1 to retry. Return 2 (error ID #2).</text:span></text:p>
              </text:list-item>
              <text:list-item>
                <text:p text:style-name="P3"><text:span text:style-name="T4">Set _lastMillis.</text:span></text:p>
              </text:list-item>
            </text:list>
          </draw:text-box>
        </draw:frame>
        <draw:frame draw:style-name="gr2" draw:text-style-name="P4" draw:layer="layout" svg:width="7.114cm" svg:height="1.082cm" svg:x="1.506cm" svg:y="3.54cm">
          <draw:text-box>
            <text:p text:style-name="P5"><text:span text:style-name="T3">Phase-0 | Do Nothing --</text:span></text:p>
            <text:list text:style-name="L3">
              <text:list-item>
                <text:p text:style-name="P6"><text:span text:style-name="T4">Return 0 (no error)</text:span></text:p>
              </text:list-item>
            </text:list>
          </draw:text-box>
        </draw:frame>
        <draw:frame draw:style-name="gr2" draw:text-style-name="P4" draw:layer="layout" svg:width="7.114cm" svg:height="3.924cm" svg:x="1.53cm" svg:y="9.714cm">
          <draw:text-box>
            <text:p text:style-name="P5"><text:span text:style-name="T3">Phase-2 | Fetch ACK Payload --</text:span></text:p>
            <text:list text:style-name="L2">
              <text:list-item>
                <text:p text:style-name="P7"><text:span text:style-name="T4">Wait a short bit (Configured by _ackWaitDelay. 30 mSec seems to work well).</text:span></text:p>
              </text:list-item>
              <text:list-item>
                <text:p text:style-name="P7"><text:span text:style-name="T4">Attempt rxPayload retrieval.</text:span></text:p>
              </text:list-item>
              <text:list-item>
                <text:p text:style-name="P7"><text:span text:style-name="T4">Success: Return 0 (no error).</text:span></text:p>
              </text:list-item>
              <text:list-item>
                <text:p text:style-name="P7"><text:span text:style-name="T4">Fail: Return 3 (error ID#3).</text:span></text:p>
              </text:list-item>
              <text:list-item>
                <text:p text:style-name="P7"><text:span text:style-name="T4">Move to Phase-0.</text:span></text:p>
              </text:list-item>
              <text:list-item>
                <text:p text:style-name="P7"><text:span text:style-name="T4">Set _lastMillis.</text:span></text:p>
              </text:list-item>
            </text:list>
          </draw:text-box>
        </draw:frame>
        <draw:polyline draw:style-name="gr3" draw:text-style-name="P8" draw:layer="layout" svg:width="7.921cm" svg:height="3.534cm" draw:transform="skewX (-6.65151452364167E-017) rotate (1.12538830168594) translate (6.602cm 12.252cm)" svg:viewBox="0 0 7922 3535" draw:points="0,0 1059,2190 3721,905 7134,2577 7922,3535">
          <text:p/>
        </draw:polyline>
        <draw:frame draw:style-name="gr4" draw:text-style-name="P10" draw:layer="layout" svg:width="16.59cm" svg:height="8.771cm" svg:x="10.166cm" svg:y="10.559cm">
          <draw:text-box>
            <text:p><text:span text:style-name="T5">Class Data --</text:span></text:p>
            <text:p><text:span text:style-name="T6"><text:s text:c="2"/></text:span><text:span text:style-name="T6">private:</text:span></text:p>
            <text:p text:style-name="P9"><text:span text:style-name="T6">RF24 _radioChip; <text:s text:c="23"/>// The nRF24 radio object (defined in the RF25.h library).</text:span></text:p>
            <text:p text:style-name="P9"><text:span text:style-name="T6"><text:s text:c="4"/></text:span><text:span text:style-name="T6">int _cePin; <text:s text:c="28"/>// 'Chip Enable.' CE pin nRF24 is wired to.</text:span></text:p>
            <text:p text:style-name="P9"><text:span text:style-name="T6"><text:s text:c="4"/></text:span><text:span text:style-name="T6">int _csnPin; <text:s text:c="27"/>// 'Chip Select Not.' SPI chip select pin nFR24 is wired to.</text:span></text:p>
            <text:p text:style-name="P9"><text:span text:style-name="T6"><text:s text:c="4"/></text:span><text:span text:style-name="T6">const char * _addressMaster = "1Node"; <text:s/>// Address of the my master.</text:span></text:p>
            <text:p text:style-name="P9"><text:span text:style-name="T6"><text:s text:c="4"/></text:span><text:span text:style-name="T6">const char * _addressSelf = "2Node"; <text:s text:c="3"/>// The address of 'me'</text:span></text:p>
            <text:p text:style-name="P9"><text:span text:style-name="T6"><text:s text:c="4"/></text:span><text:span text:style-name="T6">unsigned long _txWaitDelay = 30; <text:s text:c="7"/>// How long to wait between retries.</text:span></text:p>
            <text:p text:style-name="P9"><text:span text:style-name="T6"><text:s text:c="4"/></text:span><text:span text:style-name="T6">unsigned long _ackWaitDelay = 30; <text:s text:c="6"/>// How long to wait for an ACK response</text:span></text:p>
            <text:p text:style-name="P9"><text:span text:style-name="T6"><text:s text:c="4"/></text:span><text:span text:style-name="T6">unsigned long _lastMillis; <text:s text:c="13"/>// Timestamp of last slice of the CPU</text:span></text:p>
            <text:p text:style-name="P9"><text:span text:style-name="T6"><text:s text:c="4"/></text:span><text:span text:style-name="T6">short int _phase = 0; <text:s text:c="18"/>// Comms phase we are in.</text:span></text:p>
            <text:p text:style-name="P9"><text:span text:style-name="T6"><text:s text:c="4"/></text:span><text:span text:style-name="T6">bool _rxPayloadAvailable; <text:s text:c="14"/>// We have a received payload.</text:span></text:p>
            <text:p text:style-name="P9"><text:span text:style-name="T6"><text:s text:c="4"/></text:span><text:span text:style-name="T6">bool _radioAvail = false; <text:s text:c="14"/>// True if the radio is up and running.</text:span></text:p>
            <text:p text:style-name="P9"><text:span text:style-name="T6"><text:s text:c="4"/></text:span><text:span text:style-name="T6">struct TxPayloadStruct { <text:s text:c="15"/>// struct to accumulate txPayload data.</text:span></text:p>
            <text:p text:style-name="P9"><text:span text:style-name="T6"><text:s text:c="6"/></text:span><text:span text:style-name="T6">float capacitance;</text:span></text:p>
            <text:p text:style-name="P9"><text:span text:style-name="T6"><text:s text:c="6"/></text:span><text:span text:style-name="T6">uint32_t chargeTime = 0; <text:s text:c="2"/>// Time it took for capacitor to charge.</text:span></text:p>
            <text:p text:style-name="P9"><text:span text:style-name="T6"><text:s text:c="6"/></text:span><text:span text:style-name="T6">uint32_t ctSuccess = 0; <text:s text:c="3"/>// count of success Tx attempts</text:span></text:p>
            <text:p text:style-name="P9"><text:span text:style-name="T6"><text:s text:c="6"/></text:span><text:span text:style-name="T6">uint32_t ctErrors = 0; <text:s text:c="4"/>// count of Tx errors</text:span></text:p>
            <text:p text:style-name="P9"><text:span text:style-name="T6"><text:s text:c="6"/></text:span><text:span text:style-name="T6">char units[4]; <text:s text:c="12"/>// nFD, mFD, FD</text:span></text:p>
            <text:p text:style-name="P9"><text:span text:style-name="T6"><text:s text:c="6"/></text:span><text:span text:style-name="T6">char statusText[12]; <text:s text:c="6"/>// For use in debugging.</text:span></text:p>
            <text:p text:style-name="P9"><text:span text:style-name="T6"><text:s text:c="4"/></text:span><text:span text:style-name="T6">};</text:span></text:p>
            <text:p text:style-name="P9"><text:span text:style-name="T6"><text:s text:c="4"/></text:span><text:span text:style-name="T6">TxPayloadStruct _txPayload;</text:span></text:p>
            <text:p text:style-name="P9"><text:span text:style-name="T6"><text:s text:c="4"/></text:span><text:span text:style-name="T6">struct RxPayloadStruct { <text:s text:c="15"/>// struct for incoming ACK response</text:span></text:p>
            <text:p text:style-name="P9"><text:span text:style-name="T6"><text:s text:c="6"/></text:span><text:span text:style-name="T6">char message[11]; <text:s text:c="14"/>// Incoming message up to 10 chrs+Null.</text:span></text:p>
            <text:p text:style-name="P9"><text:span text:style-name="T6"><text:s text:c="6"/></text:span><text:span text:style-name="T6">uint8_t counter;</text:span></text:p>
            <text:p text:style-name="P9"><text:span text:style-name="T6"><text:s text:c="4"/></text:span><text:span text:style-name="T6">};</text:span></text:p>
            <text:p text:style-name="P9"><text:span text:style-name="T6"><text:s text:c="4"/></text:span><text:span text:style-name="T6">RxPayloadStruct _rxAckPayload;</text:span></text:p>
            <text:p text:style-name="P9"><text:span text:style-name="T6"/></text:p>
          </draw:text-box>
        </draw:frame>
        <draw:polyline draw:style-name="gr5" draw:text-style-name="P8" draw:layer="layout" svg:width="6.68cm" svg:height="6.431cm" draw:transform="skewX (4.33473093046079E-017) rotate (-0.310319541004592) translate (7.36347439394934cm 5.48272382204057cm)" svg:viewBox="0 0 6681 6432" draw:points="0,411 1403,0 5469,6432 6681,6155">
          <text:p/>
        </draw:polyline>
        <draw:frame draw:style-name="gr6" draw:text-style-name="P12" draw:layer="layout" svg:width="10.262cm" svg:height="3.403cm" svg:x="13.169cm" svg:y="6.304cm">
          <draw:text-box>
            <text:p text:style-name="P11"><text:span text:style-name="T1">NOTE: Given my use of auto-ack payloads, if Phase-1, #3 is a success then I think, in principle, Phase-2, #4 will never happen. So the logic I have is to essentially ignore any failure to retrieve an ACK payload. BUT if this does end up causing an issue I would need to change the logic so that the response to Phase-2, #4 is to go back to Phase-1 to retry transmit/ACK. i.e., keep retrying transmissions until I get a fully successful ack payload retrieval.</text:span></text:p>
          </draw:text-box>
        </draw:frame>
        <draw:polyline draw:style-name="gr5" draw:text-style-name="P8" draw:layer="layout" svg:width="8.31cm" svg:height="7.148cm" draw:transform="rotate (-0.310319541004592) translate (6.15914738004019cm 6.09934249027107cm)" svg:viewBox="0 0 8311 7149" draw:points="0,891 2818,0 7338,7149 8311,6825">
          <text:p/>
        </draw:polyline>
        <draw:polyline draw:style-name="gr7" draw:text-style-name="P8" draw:layer="layout" svg:width="5.505cm" svg:height="2.648cm" draw:transform="rotate (-0.310319541004592) translate (7.35598146176737cm 9.91717085638278cm)" svg:viewBox="0 0 5506 2649" draw:points="0,550 1951,0 3913,2649 5506,2112">
          <text:p/>
        </draw:polyline>
        <draw:polyline draw:style-name="gr7" draw:text-style-name="P8" draw:layer="layout" svg:width="6.697cm" svg:height="4.959cm" draw:transform="rotate (-0.310319541004592) translate (6.9483520775411cm 10.7443084105747cm)" svg:viewBox="0 0 6698 4960" draw:points="0,820 2478,0 6058,4960 6698,4729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Line" draw:marker-end-width="0.05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1:40:56.154186896</meta:creation-date>
    <dc:date>2023-09-17T17:37:19.184234365</dc:date>
    <meta:editing-duration>PT5H1M3S</meta:editing-duration>
    <meta:editing-cycles>21</meta:editing-cycles>
    <meta:generator>LibreOffice/7.5.6.2$Linux_X86_64 LibreOffice_project/50$Build-2</meta:generator>
    <meta:document-statistic meta:object-count="11"/>
  </office:meta>
</office:document-meta>
</file>